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3.2484in"/>
    </style:style>
    <style:style style:name="co7" style:family="table-column">
      <style:table-column-properties fo:break-before="auto" style:column-width="2.29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ce1"/>
        <table:table-column table:style-name="co7" table:default-cell-style-name="ce1"/>
        <table:table-column table:style-name="co8" table:number-columns-repeated="58" table:default-cell-style-name="ce1"/>
        <table:table-column table:style-name="co8" table:number-columns-repeated="959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GoT Story Checklist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Gallery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explain_* ?</text:p>
          </table:table-cell>
          <table:table-cell table:style-name="ce2" office:value-type="string" calcext:value-type="string">
            <text:p>Story?</text:p>
          </table:table-cell>
          <table:table-cell table:style-name="ce2" office:value-type="string" calcext:value-type="string">
            <text:p>FFM?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1018"/>
        </table:table-row>
        <table:table-row table:style-name="ro3">
          <table:table-cell table:style-name="ce3" office:value-type="string" calcext:value-type="string">
            <text:p>1410-fictional-tv-game_of_thrones-house_stark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fj-catelyn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p-arya_stark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fp-sansa_stark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p-brandon_stark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j-ned_stark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es in season 1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stj-jon_snow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robb_stark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 table:style-name="ce4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1420-fictional-tv-game_of_thrones-house_baratheon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fj-renly_baratheon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es in season 2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estj-robert_baratheon-1 </text:p>
          </table:table-cell>
          <table:table-cell table:style-name="ce6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es in season 1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ntj-joffrey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tommen_baratheon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stannis_baratheon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30-fictional-tv-game_of_thrones-house_lannister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tyrion_lannister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jaime_lannister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cersei_lannister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tywin_lannister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40-fictional-tv-game_of_thrones-house_tyrell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nfp-margaery_tyrell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olenna_tyrell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loras_tyrell-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style-name="ce3" office:value-type="string" calcext:value-type="string">
            <text:p>1450-fictional-tv-game_of_thrones-house_targaryen 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estj-viserys_targaryen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es in season 1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nfj-daenerys_targaryen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missandei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grey_worm-1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/>
          <table:table-cell table:style-name="ce13"/>
          <table:table-cell table:number-columns-repeated="1020"/>
        </table:table-row>
        <table:table-row table:style-name="ro3">
          <table:table-cell table:style-name="ce3" office:value-type="string" calcext:value-type="string">
            <text:p>1457-fictional-tv-game_of_thrones-house_greyjoy 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j-theon_greyjoy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yara_greyjoy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reek-1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/>
          <table:table-cell table:style-name="ce13"/>
          <table:table-cell table:number-columns-repeated="1020"/>
        </table:table-row>
        <table:table-row table:style-name="ro3">
          <table:table-cell table:style-name="ce3" office:value-type="string" calcext:value-type="string">
            <text:p>1470-fictional-tv-game_of_thrones-no_house 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nfj-melisandre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fp-ros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fp-sha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j-high_sparrow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p-varys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bronn-1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/>
          <table:table-cell table:style-name="ce13"/>
          <table:table-cell table:number-columns-repeated="1020"/>
        </table:table-row>
        <table:table-row table:style-name="ro3">
          <table:table-cell table:style-name="ce3" office:value-type="string" calcext:value-type="string">
            <text:p>1480-fictional-tv-game_of_thrones-wildlings 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stj-ygritte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fp-gilly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tormund_giantsbane-1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4"/>
          <table:table-cell/>
          <table:table-cell table:style-name="ce13"/>
          <table:table-cell table:number-columns-repeated="1020"/>
        </table:table-row>
        <table:table-row table:style-name="ro3">
          <table:table-cell table:style-name="ce3" office:value-type="string" calcext:value-type="string">
            <text:p>1490-fictional-tv-game_of_thrones-other_houses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enfp-samwell_tarly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davos_seaworth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jorah_mormont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estj-oberyn_martell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ntp-petyr_baelish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barristan_selmy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j-brienne_of_tarth-1 </text:p>
          </table:table-cell>
          <table:table-cell table:style-name="ce6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istp-sandor_clegane-1 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22:07:21.281016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5:08:22.832075806</meta:creation-date>
    <meta:generator>LibreOffice/6.4.6.2$Linux_X86_64 LibreOffice_project/40$Build-2</meta:generator>
    <dc:date>2020-10-17T11:02:53.814720619</dc:date>
    <meta:editing-duration>P7DT13H30M59S</meta:editing-duration>
    <meta:editing-cycles>26</meta:editing-cycles>
    <meta:document-statistic meta:table-count="1" meta:cell-count="192" meta:object-count="0"/>
  </office:meta>
</office:document-meta>
</file>